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epsilo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001" calcext:value-type="float">
            <text:p>1,00E-00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.000001" calcext:value-type="float">
            <text:p>1E-0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3:29:04.256352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7T15:35:39</meta:creation-date>
    <dc:date>2019-08-22T13:29:13.744400311</dc:date>
    <meta:editing-duration>PT1H2M22S</meta:editing-duration>
    <meta:editing-cycles>6</meta:editing-cycles>
    <meta:generator>LibreOffice/6.3.0.4$Linux_X86_64 LibreOffice_project/714e3e990d6aa57321bebab01999254e7bc38485</meta:generator>
    <meta:document-statistic meta:table-count="1" meta:cell-count="24" meta:object-count="0"/>
  </office:meta>
</office:document-meta>
</file>